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JetBrains Mono" fo:font-size="9.80000019073486pt"/>
    </style:style>
    <style:style style:name="P2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808080"/>
    </style:style>
    <style:style style:name="P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808080" style:font-name="JetBrains Mono" fo:font-size="9.80000019073486pt"/>
    </style:style>
    <style:style style:name="T1" style:family="text">
      <style:text-properties style:font-name="JetBrains Mono" fo:font-size="9.8000001907348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-- <text:s/>&lt;script src="https://code.jquery.com/jquery-3.5.0.min.js"&gt;&lt;/script&gt;--&gt;</text:p>
      <text:p text:style-name="P1">&lt;!-- <text:s/>&lt;script src="http://maxcdn.bootstrapcdn.com/bootstrap/4.4.1/js/bootstrap.min.js"&gt;&lt;/script&gt;--&gt;</text:p>
      <text:p text:style-name="P2"><text:s text:c="2"/><text:span text:style-name="T1">&lt;!-- &lt;script defer src="https://cdn.jsdelivr.net/npm/stackdriver-errors-js@0.7.0/dist/stackdriver-error-concat.min.js"&gt;&lt;/script&gt; --&gt;</text:span></text:p>
      <text:p text:style-name="P3">&lt;!-- <text:s/>&lt;link rel="stylesheet" href="../node_modules/bootstrap/dist/css/bootstrap.css"&gt;--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0:04:58.930811633</meta:creation-date>
    <dc:date>2020-04-22T00:19:08.953443308</dc:date>
    <meta:editing-duration>PT1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9" meta:character-count="397" meta:non-whitespace-character-count="381"/>
  </office:meta>
</office:document-meta>
</file>